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</office:automatic-styles>
  <office:body>
    <office:text>
      <text:p text:style-name="Title">Lecture Slid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rch 7, 2022 (12:56:01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Book Topic</text:p>
            </table:table-cell>
            <table:table-cell table:style-name="TableHeaderRowCell" office:value-type="string">
              <text:p text:style-name="Table_20_Heading">Corresponding Slides</text:p>
            </table:table-cell>
          </table:table-row>
        </table:table-header-rows>
        <table:table-row>
          <table:table-cell table:style-name="TableRowCell" office:value-type="string">
            <text:p text:style-name="Table_20_Contents">Introduction to Computers and Programming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10_general_concepts/Programming-Intro.pptx" office:name=""><text:span text:style-name="Definition">pptx</text:span></text:a>, <text:a xlink:type="simple" xlink:href="https://github.com/csci-1301/csci-1301.github.io/raw/main/lectures/010_general_concepts/Programming-Intro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Introduction to the C# Language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20_first_program/C%23-Intro-WriteLine.pptx" office:name=""><text:span text:style-name="Definition">pptx</text:span></text:a>, <text:a xlink:type="simple" xlink:href="https://github.com/csci-1301/csci-1301.github.io/raw/main/lectures/020_first_program/C%23-Intro-WriteLine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Datatype Basic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30_datatypes_and_variables/Datatypes-Variables.pptx" office:name=""><text:span text:style-name="Definition">pptx</text:span></text:a>, <text:a xlink:type="simple" xlink:href="https://github.com/csci-1301/csci-1301.github.io/raw/main/lectures/030_datatypes_and_variables/Datatypes-Variable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Datatype Detail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30_datatypes_and_variables/Datatypes-Variables-Details.pptx" office:name=""><text:span text:style-name="Definition">pptx</text:span></text:a>, <text:a xlink:type="simple" xlink:href="https://github.com/csci-1301/csci-1301.github.io/raw/main/lectures/030_datatypes_and_variables/Datatypes-Variables-Detail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Operators and Conversion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40_operators/Operators-Conversions.pptx" office:name=""><text:span text:style-name="Definition">pptx</text:span></text:a>, <text:a xlink:type="simple" xlink:href="https://github.com/csci-1301/csci-1301.github.io/raw/main/lectures/040_operators/Operators-Conversion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Arithmetic on Mixed Datatype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40_operators/Arithmetic-Conversions.pptx" office:name=""><text:span text:style-name="Definition">pptx</text:span></text:a>, <text:a xlink:type="simple" xlink:href="https://github.com/csci-1301/csci-1301.github.io/raw/main/lectures/040_operators/Arithmetic-Conversion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Reading Input, Displaying Output, and Concatenation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50_reading_and_displaying/Input-Output-Concatenation.pptx" office:name=""><text:span text:style-name="Definition">pptx</text:span></text:a>, <text:a xlink:type="simple" xlink:href="https://github.com/csci-1301/csci-1301.github.io/raw/main/lectures/050_reading_and_displaying/Input-Output-Concatenation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Class and Object Basic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60_object_oriented_intro/Objects-Intro.pptx" office:name=""><text:span text:style-name="Definition">pptx</text:span></text:a>, <text:a xlink:type="simple" xlink:href="https://github.com/csci-1301/csci-1301.github.io/raw/main/lectures/060_object_oriented_intro/Objects-Intro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UML Diagrams and Method Call Detail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60_object_oriented_intro/Method-Details-UML.pptx" office:name=""><text:span text:style-name="Definition">pptx</text:span></text:a>, <text:a xlink:type="simple" xlink:href="https://github.com/csci-1301/csci-1301.github.io/raw/main/lectures/060_object_oriented_intro/Method-Details-UML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Variable Scope and Reference Type Detail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60_object_oriented_intro/Scope-Reference-Types.pptx" office:name=""><text:span text:style-name="Definition">pptx</text:span></text:a>, <text:a xlink:type="simple" xlink:href="https://github.com/csci-1301/csci-1301.github.io/raw/main/lectures/060_object_oriented_intro/Scope-Reference-Type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Constructors &amp; ToString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70_object_oriented_contd/Constructors-ToString.pptx" office:name=""><text:span text:style-name="Definition">pptx</text:span></text:a>, <text:a xlink:type="simple" xlink:href="https://github.com/csci-1301/csci-1301.github.io/raw/main/lectures/070_object_oriented_contd/Constructors-ToString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Overloading &amp; Propertie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70_object_oriented_contd/Overloads-Properties.pptx" office:name=""><text:span text:style-name="Definition">pptx</text:span></text:a>, <text:a xlink:type="simple" xlink:href="https://github.com/csci-1301/csci-1301.github.io/raw/main/lectures/070_object_oriented_contd/Overloads-Propertie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Decisions and Decision Structure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80_decisions_booleans_and_comparisons/Booleans-Comparisons.pptx" office:name=""><text:span text:style-name="Definition">pptx</text:span></text:a>, <text:a xlink:type="simple" xlink:href="https://github.com/csci-1301/csci-1301.github.io/raw/main/lectures/080_decisions_booleans_and_comparisons/Booleans-Comparison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if, if-else and if-else-if Statement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90_if/If-Else.pptx" office:name=""><text:span text:style-name="Definition">pptx</text:span></text:a>, <text:a xlink:type="simple" xlink:href="https://github.com/csci-1301/csci-1301.github.io/raw/main/lectures/090_if/If-Else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Switch Statements and the Conditional Operator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00_switch/Switch.pptx" office:name=""><text:span text:style-name="Definition">pptx</text:span></text:a>, <text:a xlink:type="simple" xlink:href="https://github.com/csci-1301/csci-1301.github.io/raw/main/lectures/100_switch/Switch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While loop and Increment Operator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10_while_loops_and_vocabulary/While-Increment.pptx" office:name=""><text:span text:style-name="Definition">pptx</text:span></text:a>, <text:a xlink:type="simple" xlink:href="https://github.com/csci-1301/csci-1301.github.io/raw/main/lectures/110_while_loops_and_vocabulary/While-Increment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Do-while and Loop Vocabulary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10_while_loops_and_vocabulary/Do-While-Vocab.pptx" office:name=""><text:span text:style-name="Definition">pptx</text:span></text:a>, <text:a xlink:type="simple" xlink:href="https://github.com/csci-1301/csci-1301.github.io/raw/main/lectures/110_while_loops_and_vocabulary/Do-While-Vocab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Combining If Statements and Classe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30_combining_decision_and_classes/If-With-Classes.pptx" office:name=""><text:span text:style-name="Definition">pptx</text:span></text:a>, <text:a xlink:type="simple" xlink:href="https://github.com/csci-1301/csci-1301.github.io/raw/main/lectures/130_combining_decision_and_classes/If-With-Classe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Combining While Loops and Classe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30_combining_decision_and_classes/While-With-Classes.pptx" office:name=""><text:span text:style-name="Definition">pptx</text:span></text:a>, <text:a xlink:type="simple" xlink:href="https://github.com/csci-1301/csci-1301.github.io/raw/main/lectures/130_combining_decision_and_classes/While-With-Classe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Array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40_arrays/Arrays.pptx" office:name=""><text:span text:style-name="Definition">pptx</text:span></text:a>, <text:a xlink:type="simple" xlink:href="https://github.com/csci-1301/csci-1301.github.io/raw/main/lectures/140_arrays/Array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For loop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50_for_loops/For-Loops.pptx" office:name=""><text:span text:style-name="Definition">pptx</text:span></text:a>, <text:a xlink:type="simple" xlink:href="https://github.com/csci-1301/csci-1301.github.io/raw/main/lectures/150_for_loops/For-Loop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Foreach, Break, and Continue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60_foreach/Arrays-Foreach.pptx" office:name=""><text:span text:style-name="Definition">pptx</text:span></text:a>, <text:a xlink:type="simple" xlink:href="https://github.com/csci-1301/csci-1301.github.io/raw/main/lectures/160_foreach/Arrays-Foreach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The <text:span text:style-name="KeywordTok">static</text:span> Keyword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70_static_elements/Static.pptx" office:name=""><text:span text:style-name="Definition">pptx</text:span></text:a>, <text:a xlink:type="simple" xlink:href="https://github.com/csci-1301/csci-1301.github.io/raw/main/lectures/170_static_elements/Static.pdf" office:name=""><text:span text:style-name="Definition">pdf</text:span></text:a></text:p>
          </table:table-cell>
        </table:table-row>
      </table:table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Lecture Slid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3-07T17:56:10Z</meta:creation-date>
    <dc:date>2022-03-07T17:56:10Z</dc:date>
    <meta:user-defined meta:name="date" meta:value-type="string">March   7, 2022 (12:56:01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